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336" officeooo:paragraph-rsid="000cc336"/>
    </style:style>
    <style:style style:name="P2" style:family="paragraph" style:parent-style-name="Standard">
      <style:text-properties officeooo:rsid="000cc336" officeooo:paragraph-rsid="000e3850"/>
    </style:style>
    <style:style style:name="T1" style:family="text">
      <style:text-properties officeooo:rsid="000e3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esser<text:span text:style-name="T1"> MikrOkular</text:span> FullHD <text:span text:style-name="T1">scope camera</text:span></text:p>
      <text:p text:style-name="P1">USB A --&gt; MiniB</text:p>
      <text:p text:style-name="P1">USB VID=053A, PID=9230</text:p>
      <text:p text:style-name="P1">starting RTSP server on port 55400 for /dev/video0</text:p>
      <text:p text:style-name="P1">cvlc v4l2:///dev/video0 --v4l2-width 1920 --v4l2-height 1080 --v4l2-chroma h264 --sout '#rtp{sdp=rtsp/:55400/}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26:28.234000000</meta:creation-date>
    <dc:date>2017-04-06T13:34:46.138000000</dc:date>
    <meta:editing-duration>PT8M17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5" meta:word-count="35" meta:character-count="236" meta:non-whitespace-character-count="211"/>
  </office:meta>
</office:document-meta>
</file>